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7db" officeooo:paragraph-rsid="0013f7db"/>
    </style:style>
    <style:style style:name="P2" style:family="paragraph" style:parent-style-name="Standard">
      <style:text-properties officeooo:paragraph-rsid="001ccc93"/>
    </style:style>
    <style:style style:name="P3" style:family="paragraph" style:parent-style-name="Standard">
      <style:text-properties officeooo:rsid="001e58dd" officeooo:paragraph-rsid="001e58d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officeooo:rsid="0015ee1d"/>
    </style:style>
    <style:style style:name="gr1" style:family="graphic">
      <style:graphic-properties draw:textarea-horizontal-align="justify" draw:textarea-vertical-align="middle" draw:auto-grow-height="false" fo:min-height="1.085cm" fo:min-width="3.7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296cm" fo:min-width="4.4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349cm" fo:min-width="4.9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376cm" fo:min-width="4.9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/// <text:span text:style-name="T1">Author: Prathamesh Patil</text:span></text:p>
      <text:p text:style-name="Standard"/>
      <text:p text:style-name="Standard">* Quick Sort - Best case and Average case complexity:</text:p>
      <text:p text:style-name="Standard"/>
      <text:p text:style-name="Standard">Quick sort creates various partitions in every iteration of the array that we want to sort.</text:p>
      <text:p text:style-name="Standard">While creating the partition, if the partition point always comes at the center of the array, then the process of sorting goes into best case.</text:p>
      <text:p text:style-name="Standard">If sometimes the partition point is at other places other than the end points and the center, then the process of sorting goes into average case.</text:p>
      <text:p text:style-name="Standard"/>
      <text:p text:style-name="Standard">Time Complexity – O(n.logn)</text:p>
      <text:p text:style-name="Standard"/>
      <text:p text:style-name="Standard"/>
      <text:p text:style-name="Standard">* Quick Sort - Worst case</text:p>
      <text:p text:style-name="Standard">Quick sort creates various partitions in every iteration of the array that we want to sort.</text:p>
      <text:p text:style-name="Standard">While creating the partitions, if the partition point always comes at the end or always comes at the start of the array, then the process goes into worst case.</text:p>
      <text:p text:style-name="Standard"/>
      <text:p text:style-name="Standard">Time Complexity - O(n^2)</text:p>
      <text:p text:style-name="Standard"/>
      <text:p text:style-name="P3"><draw:custom-shape text:anchor-type="paragraph" draw:z-index="0" draw:name="Shape1" draw:style-name="gr1" svg:width="3.731cm" svg:height="1.086cm" svg:x="2.087cm" svg:y="0.778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Shape2" draw:style-name="gr2" svg:width="4.499cm" svg:height="1.297cm" svg:x="4.865cm" svg:y="2.471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Shape3" draw:style-name="gr3" svg:width="4.948cm" svg:height="1.35cm" svg:x="8.119cm" svg:y="4.561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Shape4" draw:style-name="gr4" svg:width="4.948cm" svg:height="1.377cm" svg:x="11.823cm" svg:y="6.969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5" draw:name="Shape5" draw:style-name="gr5" draw:text-style-name="P4" svg:width="3.043cm" svg:height="0.489cm" svg:x="5.5cm" svg:y="2.895cm"><draw:text-box><text:p>2..............8</text:p></draw:text-box></draw:frame><draw:frame text:anchor-type="paragraph" draw:z-index="6" draw:name="Shape5" draw:style-name="gr5" draw:text-style-name="P4" svg:width="3.043cm" svg:height="0.489cm" svg:x="9.23cm" svg:y="5.011cm"><draw:text-box><text:p>3................8</text:p></draw:text-box></draw:frame><draw:frame text:anchor-type="paragraph" draw:z-index="7" draw:name="Shape5" draw:style-name="gr5" draw:text-style-name="P4" svg:width="3.043cm" svg:height="0.489cm" svg:x="12.67cm" svg:y="7.419cm"><draw:text-box><text:p>4................8</text:p></draw:text-box></draw:frame><draw:line text:anchor-type="paragraph" draw:z-index="8" draw:name="Shape6" draw:style-name="gr6" draw:text-style-name="P5" svg:x1="4.336cm" svg:y1="1.863cm" svg:x2="5.791cm" svg:y2="2.472cm"><text:p/></draw:line><draw:line text:anchor-type="paragraph" draw:z-index="9" draw:name="Shape7" draw:style-name="gr6" draw:text-style-name="P5" svg:x1="7.881cm" svg:y1="3.768cm" svg:x2="9.416cm" svg:y2="4.562cm"><text:p/></draw:line><draw:line text:anchor-type="paragraph" draw:z-index="10" draw:name="Shape8" draw:style-name="gr6" draw:text-style-name="P5" svg:x1="11.559cm" svg:y1="5.911cm" svg:x2="13.12cm" svg:y2="6.969cm"><text:p/></draw:line><draw:frame text:anchor-type="paragraph" draw:z-index="11" draw:name="Shape9" draw:style-name="gr7" draw:text-style-name="P4" svg:width="1.112cm" svg:height="0.556cm" svg:x="6.426cm" svg:y="1.016cm"><draw:text-box><text:p>n</text:p></draw:text-box></draw:frame><draw:frame text:anchor-type="paragraph" draw:z-index="12" draw:name="Shape9" draw:style-name="gr7" draw:text-style-name="P4" svg:width="1.112cm" svg:height="0.556cm" svg:x="9.68cm" svg:y="2.815cm"><draw:text-box><text:p>n-1</text:p></draw:text-box></draw:frame><draw:frame text:anchor-type="paragraph" draw:z-index="13" draw:name="Shape9" draw:style-name="gr7" draw:text-style-name="P4" svg:width="1.112cm" svg:height="0.556cm" svg:x="13.728cm" svg:y="4.985cm"><draw:text-box><text:p>n-2</text:p></draw:text-box></draw:frame><draw:frame text:anchor-type="paragraph" draw:z-index="14" draw:name="Shape9" draw:style-name="gr7" draw:text-style-name="P4" svg:width="1.112cm" svg:height="0.556cm" svg:x="17.221cm" svg:y="7.498cm"><draw:text-box><text:p>n-3</text:p></draw:text-box></draw:frame>(Here the partition point always comes at the start)</text:p>
      <text:p text:style-name="Standard"/>
      <text:p text:style-name="Standard"><draw:frame text:anchor-type="paragraph" draw:z-index="4" draw:name="Shape5" draw:style-name="gr5" draw:text-style-name="P4" svg:width="3.043cm" svg:height="0.489cm" svg:x="2.298cm" svg:y="0.042cm"><draw:text-box><text:p>1................8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alculations:</text:p>
      <text:p text:style-name="P1">n(n+1)/2 = (n^2+n)/2 = 1/2*(n^2+n) = n^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09:33:23.242171902</meta:creation-date>
    <dc:date>2023-04-25T09:41:53.972163110</dc:date>
    <meta:editing-duration>PT8M3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56" meta:character-count="890" meta:non-whitespace-character-count="746"/>
  </office:meta>
</office:document-meta>
</file>